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0C000002136CC79A56BB24F378.png" manifest:media-type="image/png"/>
  <manifest:file-entry manifest:full-path="Pictures/1000000000000456000004565FE908811AE9506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incho ProN" svg:font-family="'Hiragino Mincho Pro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93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46cm" fo:min-width="12.80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style:font-name="Hiragino Mincho ProN"/>
    </style:style>
    <style:style style:name="P4" style:family="paragraph">
      <loext:graphic-properties draw:fill="none" draw:fill-color="#ffffff"/>
      <style:paragraph-properties fo:text-align="end"/>
      <style:text-properties fo:color="#ffffff" style:font-name="Hiragino Mincho ProN" fo:font-size="80pt" fo:text-shadow="1pt 1pt" fo:font-weight="bold" style:font-size-asian="80pt" style:font-weight-asian="bold" style:font-size-complex="80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ffff" style:font-name="Hiragino Mincho ProN" fo:font-size="80pt" fo:text-shadow="1pt 1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9cm" svg:height="20.999cm" svg:x="3.893cm" svg:y="0cm">
          <draw:image xlink:href="Pictures/1000000000000456000004565FE908811AE9506F.jpg" xlink:type="simple" xlink:show="embed" xlink:actuate="onLoad">
            <text:p/>
          </draw:image>
        </draw:frame>
        <draw:frame draw:style-name="gr2" draw:text-style-name="P2" draw:layer="layout" svg:width="10.319cm" svg:height="10.457cm" draw:transform="skewX (6.90338003631713E-017) rotate (0.543320996145835) translate (1.611cm 13.225cm)">
          <draw:image xlink:href="Pictures/100002010000020C000002136CC79A56BB24F378.png" xlink:type="simple" xlink:show="embed" xlink:actuate="onLoad">
            <text:p/>
          </draw:image>
        </draw:frame>
        <draw:frame draw:style-name="gr3" draw:text-style-name="P4" draw:layer="layout" svg:width="14.709cm" svg:height="11.696cm" svg:x="9.76cm" svg:y="6.758cm">
          <draw:text-box>
            <text:p text:style-name="P3"><text:span text:style-name="T1">SING </text:span></text:p>
            <text:p text:style-name="P3"><text:span text:style-name="T1">THE </text:span></text:p>
            <text:p text:style-name="P3"><text:span text:style-name="T1">MASTE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incho ProN" svg:font-family="'Hiragino Mincho Pro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6:26:51.535427000</meta:creation-date>
    <dc:date>2020-02-06T16:54:31.378745000</dc:date>
    <meta:editing-duration>PT15M58S</meta:editing-duration>
    <meta:editing-cycles>2</meta:editing-cycles>
    <meta:generator>LibreOffice/5.3.0.3$MacOSX_X86_64 LibreOffice_project/7074905676c47b82bbcfbea1aeefc84afe1c50e1</meta:generator>
    <meta:document-statistic meta:object-count="26"/>
  </office:meta>
</office:document-meta>
</file>